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8b64" officeooo:paragraph-rsid="001e8b64"/>
    </style:style>
    <style:style style:name="P2" style:family="paragraph" style:parent-style-name="Standard">
      <style:text-properties fo:font-size="16pt" fo:font-weight="bold" officeooo:rsid="001e8b64" officeooo:paragraph-rsid="001e8b6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f744c" officeooo:paragraph-rsid="001f744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24f20" officeooo:paragraph-rsid="00224f2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38114" officeooo:paragraph-rsid="0023811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officeooo:rsid="00224f20" officeooo:paragraph-rsid="00224f20" style:font-size-asian="14pt" style:font-size-complex="16pt"/>
    </style:style>
    <style:style style:name="P7" style:family="paragraph" style:parent-style-name="Standard">
      <style:text-properties officeooo:rsid="001f744c" officeooo:paragraph-rsid="001f744c"/>
    </style:style>
    <style:style style:name="P8" style:family="paragraph" style:parent-style-name="Standard">
      <style:text-properties officeooo:rsid="00224f20" officeooo:paragraph-rsid="00224f20"/>
    </style:style>
    <style:style style:name="P9" style:family="paragraph" style:parent-style-name="Standard">
      <style:text-properties officeooo:rsid="00238114" officeooo:paragraph-rsid="00238114"/>
    </style:style>
    <style:style style:name="P10" style:family="paragraph" style:parent-style-name="Standard">
      <style:text-properties fo:font-size="12pt" fo:font-weight="normal" officeooo:rsid="00238114" officeooo:paragraph-rsid="0023811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5390e" officeooo:paragraph-rsid="0025390e" style:font-size-asian="10.5pt" style:font-weight-asian="normal" style:font-size-complex="12pt" style:font-weight-complex="normal"/>
    </style:style>
    <style:style style:name="T1" style:family="text">
      <style:text-properties officeooo:rsid="00210113"/>
    </style:style>
    <style:style style:name="T2" style:family="text">
      <style:text-properties officeooo:rsid="00238114"/>
    </style:style>
    <style:style style:name="T3" style:family="text">
      <style:text-properties officeooo:rsid="002443a4"/>
    </style:style>
    <style:style style:name="T4" style:family="text">
      <style:text-properties officeooo:rsid="002539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personas </text:p>
      <text:p text:style-name="P1"/>
      <text:p text:style-name="P1">Julien a 25 ans, est un utilisateur qui télécharge beaucoup depuis internet.</text:p>
      <text:p text:style-name="P1">Julien télécharge beaucoup de musique et des documents qui lui serviront pour les études à l’Université.</text:p>
      <text:p text:style-name="P8">Julien possède 3 ordinateurs sous Windows, sous Linux et sous Mac OSX</text:p>
      <text:p text:style-name="P1"/>
      <text:p text:style-name="P1">Luca, est l’administrateur du site internet.</text:p>
      <text:p text:style-name="P1"/>
      <text:p text:style-name="P1"/>
      <text:p text:style-name="P3">Les informations du site</text:p>
      <text:p text:style-name="P7"/>
      <text:p text:style-name="P7">Le site internet permettra aux utilisateurs de pouvoir <text:span text:style-name="T1">télécharger le logiciel appelé « Clipboard » qui permets de</text:span> sauvegarder en mémoire tous les objets copiés à l’aide du Ctrl + C ou clique droit de la souris et copier.</text:p>
      <text:p text:style-name="P8"/>
      <text:p text:style-name="P8"/>
      <text:p text:style-name="P4">User stories <text:span text:style-name="T2">Julien</text:span></text:p>
      <text:p text:style-name="P6"/>
      <text:p text:style-name="P9">En tant que utilisateur julien souhaite pouvoir télécharger le logiciel directement depuis la page d’accueil, pour ne pas se perdre dans les pages du site.</text:p>
      <text:p text:style-name="P9"/>
      <text:p text:style-name="P9">En tant que utilisateur Julien souhaite que le téléchargement et tout le reste soit sur une seule page, pour une lec ture plus rapide du site internet.</text:p>
      <text:p text:style-name="P9"/>
      <text:p text:style-name="P9">En tant que utilisateur Julien souhaite avoir un accès rapide au réseaux sociaux du site pour pouvoir les rejoindre en cas de besoin</text:p>
      <text:p text:style-name="P9"/>
      <text:p text:style-name="P9">En tant que utilisateur Julien souhaite pouvoir contacter l’administrateur du site internet pour déclarer s’il y a des anomalies</text:p>
      <text:p text:style-name="P9"/>
      <text:p text:style-name="P9">En tant que utilisateur Julien souhaite avoir les renseignements du produit toujours dans la page d’accueil pour une lecture plus rapide.</text:p>
      <text:p text:style-name="P9"/>
      <text:p text:style-name="P9">En tant que utilisateur Julien souhaite pouvoir télécharger plusieurs version du logiciel pour limiter les bugs d’une nouvelle version mise en place.</text:p>
      <text:p text:style-name="P9"/>
      <text:p text:style-name="P9">En tant que utilisateur Julien souhaite avoir acc<text:span text:style-name="T4">è</text:span>s au téléchargement des versions pour Windows, Linux ou Mac, car il possède les 3 systèmes.</text:p>
      <text:p text:style-name="P9"/>
      <text:p text:style-name="P9"/>
      <text:p text:style-name="P5">User stories Administrateur</text:p>
      <text:p text:style-name="P5"/>
      <text:p text:style-name="P10">En tant que Administrateur Luca <text:span text:style-name="T3">souhaite </text:span><text:span text:style-name="T4">que le site internet ne soit pas trop lourde, pour une navigation plus rapide de la part des utilisateurs,</text:span></text:p>
      <text:p text:style-name="P10"/>
      <text:p text:style-name="P11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3T00:53:01.327000000</dc:date>
    <meta:editing-duration>PT8H39M23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7" meta:word-count="282" meta:character-count="1737" meta:non-whitespace-character-count="1471"/>
  </office:meta>
</office:document-meta>
</file>